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88mm" fo:margin-left="0mm" fo:margin-right="0.12mm" table:align="margins"/>
    </style:style>
    <style:style style:name="Table1.A" style:family="table-column">
      <style:table-column-properties style:column-width="81.17mm" style:rel-column-width="31314*"/>
    </style:style>
    <style:style style:name="Table1.B" style:family="table-column">
      <style:table-column-properties style:column-width="2.38mm" style:rel-column-width="918*"/>
    </style:style>
    <style:style style:name="Table1.C" style:family="table-column">
      <style:table-column-properties style:column-width="86.32mm" style:rel-column-width="33303*"/>
    </style:style>
    <style:style style:name="Table1.A1" style:family="table-cell">
      <style:table-cell-properties fo:padding="0.97mm" fo:border="none"/>
    </style:style>
    <style:style style:name="P1" style:family="paragraph" style:parent-style-name="html-code">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Heading_20_1" style:master-page-name="First_20_Page">
      <style:paragraph-properties style:page-number="auto"/>
    </style:style>
    <style:style style:name="P4" style:family="paragraph" style:parent-style-name="Footer">
      <style:text-properties officeooo:paragraph-rsid="0013f0cd"/>
    </style:style>
    <style:style style:name="P5" style:family="paragraph" style:parent-style-name="Footer_20_left">
      <style:text-properties officeooo:paragraph-rsid="0013f0cd"/>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033849218" text:style-name="Outline">
        <text:list-item>
          <text:h text:style-name="P3" text:outline-level="1">Videos</text:h>
        </text:list-item>
      </text:list>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html-code">&lt;iframe width="320" height="200" src="https://www.youtube.com/embed/jofIdGx2gTg" frameborder="0" allowfullscreen&gt;&lt;/iframe&gt;</text:p>
          </table:table-cell>
          <table:table-cell table:style-name="Table1.A1" office:value-type="string">
            <text:p text:style-name="Standard"/>
          </table:table-cell>
          <table:table-cell table:style-name="Table1.A1" office:value-type="string">
            <text:p text:style-name="Standard">First preview of the M2 firmware where various input methods are implemented. Thanks to that touch screen become a valid substitute for potentiometer, incremental encoder or numeric keypad. In total five more of operation is possible:</text:p>
            <text:list xml:id="list3424912329" text:style-name="List_20_1">
              <text:list-item>
                <text:p text:style-name="List_20_1_20_Start">Slider (interactive and non-interactive),</text:p>
              </text:list-item>
              <text:list-item>
                <text:p text:style-name="List_20_1">Step (interactive and non-interactive) and</text:p>
              </text:list-item>
              <text:list-item>
                <text:p text:style-name="List_20_1">Keypad (non-interactive)</text:p>
              </text:list-item>
            </text:list>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html-code">&lt;iframe width="320" height="200" src="https://www.youtube.com/embed/1iFb0VypKnE" frameborder="0" allowfullscreen&gt;&lt;/iframe&gt;</text:p>
          </table:table-cell>
          <table:table-cell table:style-name="Table1.A1" office:value-type="string">
            <text:p text:style-name="Standard"/>
          </table:table-cell>
          <table:table-cell table:style-name="Table1.A1" office:value-type="string">
            <text:p text:style-name="Standard">The EEZ power supply is using Arduino for programming and monitoring. Therefore its firmware can be partially tested when uploaded on Mega2560 or Due board without having power supply completed. This video contains required steps for upload to the Mega board and test remote control capability based on SCPI commands.</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html-code">&lt;iframe width="320" height="200" src="https://www.youtube.com/embed/hhGT8GlrUEk" frameborder="0" allowfullscreen&gt;&lt;/iframe&gt;</text:p>
          </table:table-cell>
          <table:table-cell table:style-name="Table1.A1" office:value-type="string">
            <text:p text:style-name="Standard"/>
          </table:table-cell>
          <table:table-cell table:style-name="Table1.A1" office:value-type="string">
            <text:p text:style-name="Standard">EEZ PSU firmware can be run and evaluate even without having real device on hand. We are developed software simulator that can be run on all major platforms and can be used for presentations but also for development.</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html-code">&lt;iframe width="320" height="200" src="https://www.youtube.com/embed/b-SwEfrz-Qk" frameborder="0" allowfullscreen&gt;&lt;/iframe&gt;</text:p>
          </table:table-cell>
          <table:table-cell table:style-name="Table1.A1" office:value-type="string">
            <text:p text:style-name="Standard"/>
          </table:table-cell>
          <table:table-cell table:style-name="Table1.A1" office:value-type="string">
            <text:p text:style-name="Standard">Firmware M2 in addition to the SCPI remote control comes with support for local control via TFT color touchscreen display. This video shows what functionality is covered in this <text:span text:style-name="T1">release candidate</text:span> version.</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html-code">&lt;iframe width="320" height="200" src="https://www.youtube.com/embed/mfQvZW9PMwk" frameborder="0" allowfullscreen&gt;&lt;/iframe&gt;</text:p>
          </table:table-cell>
          <table:table-cell table:style-name="Table1.A1" office:value-type="string">
            <text:p text:style-name="Standard"/>
          </table:table-cell>
          <table:table-cell table:style-name="Table1.A1" office:value-type="string">
            <text:p text:style-name="Standard">The EEZ PSU H24005 channel’s output values can be presented in three different ways:</text:p>
            <text:list xml:id="list84101946395955" text:continue-numbering="true" text:style-name="List_20_1">
              <text:list-item>
                <text:p text:style-name="List_20_1_20_Start">Digits</text:p>
              </text:list-item>
              <text:list-item>
                <text:p text:style-name="List_20_1">Horizontal bar graph</text:p>
              </text:list-item>
              <text:list-item>
                <text:p text:style-name="List_20_1">Vertical bar graph</text:p>
              </text:list-item>
            </text:list>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html-code">&lt;iframe width="320" height="200" src="https://www.youtube.com/embed/s_yasI__Yoo" frameborder="0" allowfullscreen&gt;&lt;/iframe&gt;</text:p>
          </table:table-cell>
          <table:table-cell table:style-name="Table1.A1" office:value-type="string">
            <text:p text:style-name="Standard"/>
          </table:table-cell>
          <table:table-cell table:style-name="Table1.A1" office:value-type="string">
            <text:p text:style-name="Standard">EEZ PSU H24005 protection mechanisms:</text:p>
            <text:list xml:id="list84100748080375" text:continue-numbering="true" text:style-name="List_20_1">
              <text:list-item>
                <text:p text:style-name="List_20_1_20_Start">Power-on self test</text:p>
              </text:list-item>
              <text:list-item>
                <text:p text:style-name="List_20_1">Power channel failure</text:p>
              </text:list-item>
              <text:list-item>
                <text:p text:style-name="List_20_1">Temperature sensor failure</text:p>
              </text:list-item>
              <text:list-item>
                <text:p text:style-name="List_20_1">Fan failure</text:p>
              </text:list-item>
              <text:list-item>
                <text:p text:style-name="List_20_1">Over-current protection (OCP)</text:p>
              </text:list-item>
              <text:list-item>
                <text:p text:style-name="List_20_1">Over-voltage protection (OVP)</text:p>
              </text:list-item>
              <text:list-item>
                <text:p text:style-name="List_20_1">Over-power protection (OPP)</text:p>
              </text:list-item>
              <text:list-item>
                <text:p text:style-name="List_20_1">Over-temperature protection (OTP)</text:p>
              </text:list-item>
              <text:list-item>
                <text:p text:style-name="List_20_1">Remote sense reverse polarity protection</text:p>
              </text:list-item>
            </text:list>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html-code">&lt;iframe width="320" height="200" src="https://www.youtube.com/embed/Wbq7mmp_3rc" frameborder="0" allowfullscreen&gt;&lt;/iframe&gt;</text:p>
          </table:table-cell>
          <table:table-cell table:style-name="Table1.A1" office:value-type="string">
            <text:p text:style-name="Standard"/>
          </table:table-cell>
          <table:table-cell table:style-name="Table1.A1" office:value-type="string">
            <text:p text:style-name="Standard">EEZ PSU H24005 voltage and current calibration using Calibration wizard</text:p>
          </table:table-cell>
        </table:table-row>
        <text:soft-page-break/>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wzr1Q3uVOPo" frameborder="0" allowfullscreen&gt;&lt;/iframe&gt;</text:p>
          </table:table-cell>
          <table:table-cell table:style-name="Table1.A1" office:value-type="string">
            <text:p text:style-name="Standard"/>
          </table:table-cell>
          <table:table-cell table:style-name="Table1.A1" office:value-type="string">
            <text:p text:style-name="Standard">EEZ PSU H24005 remote control using SCPI commands send via serial (USB) or Ethernet. Establishing connection with SCPI controller application (Keysight Connection Expert) is also demonstrated.</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5BYZ7RP3CQs" frameborder="0" allowfullscreen&gt;&lt;/iframe&gt;</text:p>
          </table:table-cell>
          <table:table-cell table:style-name="Table1.A1" office:value-type="string">
            <text:p text:style-name="Standard"/>
          </table:table-cell>
          <table:table-cell table:style-name="Table1.A1" office:value-type="string">
            <text:p text:style-name="Standard">The tracking mode of operation allows one to set output values, states and protections on the both channel by programming just one of them. That could speed up programming and reduce a chance to make mistake when e.g. symmetrical output is needed (on channel is used as positive and another as negative rail) that programmed values is not equal.</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Ukn1K1G0pJU" frameborder="0" allowfullscreen&gt;&lt;/iframe&gt;</text:p>
          </table:table-cell>
          <table:table-cell table:style-name="Table1.A1" office:value-type="string">
            <text:p text:style-name="Standard"/>
          </table:table-cell>
          <table:table-cell table:style-name="Table1.A1" office:value-type="string">
            <text:p text:style-name="Standard">The EEZ H24005 has two isolated channels, the outputs of which can be combined to get higher voltage (up to 80 V) or current (up to 10 A), within the overall power limit of 310 W. Unlike many other power supplies that allow such channel coupling, with the EEZ H24005 you don’t need to pay special attention to wiring thanks to built-in power relays for both voltage and current coupling. This decreases the risk of damaging the power supply due to a tiny wiring mistake.</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GRbDXmmBcUA" frameborder="0" allowfullscreen&gt;&lt;/iframe&gt;</text:p>
          </table:table-cell>
          <table:table-cell table:style-name="Table1.A1" office:value-type="string">
            <text:p text:style-name="Standard"/>
          </table:table-cell>
          <table:table-cell table:style-name="Table1.A1" office:value-type="string">
            <text:p text:style-name="Standard">Presentation of the following system protection mechanisms:</text:p>
            <text:list xml:id="list84102158742746" text:continue-numbering="true" text:style-name="List_20_1">
              <text:list-item>
                <text:p text:style-name="List_20_1_20_Start">Disabling outputs when Auto-recall user profile option is selected </text:p>
              </text:list-item>
              <text:list-item>
                <text:p text:style-name="List_20_1">Shutdown when any of protection tripped</text:p>
              </text:list-item>
              <text:list-item>
                <text:p text:style-name="List_20_1">Switching off all outputs when any of protection tripped</text:p>
              </text:list-item>
              <text:list-item>
                <text:p text:style-name="List_20_1">Disable all outputs on start up</text:p>
              </text:list-item>
            </text:list>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_bRxJo1zC8U" frameborder="0" allowfullscreen&gt;&lt;/iframe&gt;</text:p>
          </table:table-cell>
          <table:table-cell table:style-name="Table1.A1" office:value-type="string">
            <text:p text:style-name="Standard"/>
          </table:table-cell>
          <table:table-cell table:style-name="Table1.A1" office:value-type="string">
            <text:p text:style-name="Standard">See how to use external analog signal for controlling voltage output.</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tPuPrHchPfc" frameborder="0" allowfullscreen&gt;&lt;/iframe&gt;</text:p>
          </table:table-cell>
          <table:table-cell table:style-name="Table1.A1" office:value-type="string">
            <text:p text:style-name="Standard"/>
          </table:table-cell>
          <table:table-cell table:style-name="Table1.A1" office:value-type="string">
            <text:p text:style-name="Standard">YT mode allows one to directly monitor on the TFT display what is happening over a long period of time with output voltage, current, or power without the assistance of a PC or other external device.</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html-code">&lt;iframe width="320" height="200" src="https://www.youtube.com/embed/12qwjicYb90" frameborder="0" allowfullscreen&gt;&lt;/iframe&gt;</text:p>
            <text:p text:style-name="P2"/>
          </table:table-cell>
          <table:table-cell table:style-name="Table1.A1" office:value-type="string">
            <text:p text:style-name="Standard"/>
          </table:table-cell>
          <table:table-cell table:style-name="Table1.A1" office:value-type="string">
            <text:p text:style-name="Standard">First preview of added incremental encoder that can be used for selecting and setting output values.</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text:soft-page-break/>src="https://www.youtube.com/embed/1OuaQSNv5TA" frameborder="0" allowfullscreen&gt;&lt;/iframe&gt;</text:p>
          </table:table-cell>
          <table:table-cell table:style-name="Table1.A1" office:value-type="string">
            <text:p text:style-name="Standard"/>
          </table:table-cell>
          <table:table-cell table:style-name="Table1.A1" office:value-type="string">
            <text:p text:style-name="Standard">Remote voltage sensing can be used to delivery <text:soft-page-break/>exact voltage to the load regardless of the voltage drop on the connecting cables caused by current flow.</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gfUSl8hXwjE" frameborder="0" allowfullscreen&gt;&lt;/iframe&gt;</text:p>
          </table:table-cell>
          <table:table-cell table:style-name="Table1.A1" office:value-type="string">
            <text:p text:style-name="Standard"/>
          </table:table-cell>
          <table:table-cell table:style-name="Table1.A1" office:value-type="string">
            <text:p text:style-name="Standard">First preview of EEZ Studio, a visual toolkit we developed and used for the EEZ H24005 to create the TFT touch-screen display GUI.</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hv_wY3ePyhI" frameborder="0" allowfullscreen&gt;&lt;/iframe&gt;</text:p>
          </table:table-cell>
          <table:table-cell table:style-name="Table1.A1" office:value-type="string">
            <text:p text:style-name="Standard"/>
          </table:table-cell>
          <table:table-cell table:style-name="Table1.A1" office:value-type="string">
            <text:p text:style-name="Standard">Trigger system and list programming – Part 1 of 2 shows how is possible to trigger a change of output values using one of four trigger sources.</text:p>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yGn3uoRkYyg" frameborder="0" allowfullscreen&gt;&lt;/iframe&gt;</text:p>
          </table:table-cell>
          <table:table-cell table:style-name="Table1.A1" office:value-type="string">
            <text:p text:style-name="Standard"/>
          </table:table-cell>
          <table:table-cell table:style-name="Table1.A1" office:value-type="string">
            <text:p text:style-name="Standard">Trigger system and list programming – Part 2 of 2 shows how is possible to program outputs using list of up to 256 different voltage and current value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officeooo:paragraph-rsid="0013f0cd"/>
    </style:style>
    <style:style style:name="MP2" style:family="paragraph" style:parent-style-name="Footer_20_left">
      <style:text-properties officeooo:paragraph-rsid="0013f0cd"/>
    </style:style>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MP1"><text:span text:style-name="MT1">Revision: </text:span><text:span text:style-name="MT1"><text:user-defined style:data-style-name="N0" text:name="DocVersion">0.1</text:user-defined></text:span><text:tab/><text:page-number text:select-page="current">1</text:page-number> (of <text:page-count>3</text:page-count>)<text:tab/><text:span text:style-name="MT1">Last modified: </text:span><text:span text:style-name="MT1"><text:user-defined style:data-style-name="N0" text:name="DocModified">2017-04-26</text:user-defined></text:span></text:p>
      </style:footer>
    </style:master-page>
    <style:master-page style:name="Left_20_Page" style:display-name="Left Page" style:page-layout-name="Mpm3" style:next-style-name="Right_20_Page">
      <style:header>
        <text:p text:style-name="Header_20_left"><text:title>Videos</text:title></text:p>
      </style:header>
      <style:footer>
        <text:p text:style-name="MP2"><text:span text:style-name="MT1">Last modified: </text:span><text:span text:style-name="MT1"><text:user-defined style:data-style-name="N0" text:name="DocModified">2017-04-26</text:user-defined></text:span><text:tab/><text:page-number text:select-page="current">2</text:page-number> (of <text:page-count>3</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text:chapter text:display="number-and-name" text:outline-level="1">Videos</text:chapter></text:p>
      </style:header>
      <style:footer>
        <text:p text:style-name="MP1"><text:span text:style-name="MT1">Revision: </text:span><text:span text:style-name="MT1"><text:user-defined style:data-style-name="N0" text:name="DocVersion">0.1</text:user-defined></text:span><text:tab/><text:page-number text:select-page="current">3</text:page-number> (of <text:page-count>3</text:page-count>)<text:tab/><text:span text:style-name="MT1">Last modified: </text:span><text:span text:style-name="MT1"><text:user-defined style:data-style-name="N0" text:name="DocModified">2017-04-26</text:user-defined></text:span></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14:53:03</meta:creation-date>
    <meta:editing-duration>P0D</meta:editing-duration>
    <meta:editing-cycles>1</meta:editing-cycles>
    <meta:generator>LibreOffice/5.3.1.2$Linux_X86_64 LibreOffice_project/e80a0e0fd1875e1696614d24c32df0f95f03deb2</meta:generator>
    <dc:title>Videos</dc:title>
    <meta:keyword>Open hardware</meta:keyword>
    <meta:keyword>Open source</meta:keyword>
    <meta:keyword>video clips</meta:keyword>
    <meta:document-statistic meta:table-count="1" meta:image-count="0" meta:object-count="0" meta:page-count="3" meta:paragraph-count="61" meta:word-count="758" meta:character-count="6132" meta:non-whitespace-character-count="5451"/>
    <meta:user-defined meta:name="DocModified">2017-04-26</meta:user-defined>
    <meta:user-defined meta:name="DocVersion">0.1</meta:user-defined>
    <meta:user-defined meta:name="WebPublish_Post_Id">44</meta:user-defined>
    <meta:user-defined meta:name="WebPublish_Post_PrimaryCategory">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14:53:02"/>
  </office:meta>
</office:document-meta>
</file>